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hysical Properties for Elvis_Wheel_Sca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 Properti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aterial:</text:p>
          </table:table-cell>
          <table:table-cell office:value-type="string" calcext:value-type="string">
            <text:p>{Generic}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nsity:</text:p>
          </table:table-cell>
          <table:table-cell office:value-type="string" calcext:value-type="string">
            <text:p>1.000 g/cm^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ss:</text:p>
          </table:table-cell>
          <table:table-cell office:value-type="string" calcext:value-type="string">
            <text:p>0.454 kg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ea:</text:p>
          </table:table-cell>
          <table:table-cell office:value-type="string" calcext:value-type="string">
            <text:p>170741.823 mm^2 (Relative Error = 0.008694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olume:</text:p>
          </table:table-cell>
          <table:table-cell office:value-type="string" calcext:value-type="string">
            <text:p>453713.817 mm^3 (Relative Error = 0.099682%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of Gravit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:</text:p>
          </table:table-cell>
          <table:table-cell office:value-type="string" calcext:value-type="string">
            <text:p>0.002 mm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:</text:p>
          </table:table-cell>
          <table:table-cell office:value-type="string" calcext:value-type="string">
            <text:p>-0.000 mm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:</text:p>
          </table:table-cell>
          <table:table-cell office:value-type="string" calcext:value-type="string">
            <text:p>3.805 mm (Relative Error = 0.099682%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 Moments of Inertia with respect to Center of Gravity(Calculated using negative integral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xx <text:s text:c="7"/></text:p>
          </table:table-cell>
          <table:table-cell office:value-type="string" calcext:value-type="string">
            <text:p>1983.021 kg mm^2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yx Iyy <text:s text:c="3"/></text:p>
          </table:table-cell>
          <table:table-cell office:value-type="string" calcext:value-type="string">
            <text:p>-0.008 kg mm^2 (Relative Error = 0.099682%)</text:p>
          </table:table-cell>
          <table:table-cell office:value-type="string" calcext:value-type="string">
            <text:p>1983.030 kg mm^2 (Relative Error = 0.099682%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zx Izy Izz</text:p>
          </table:table-cell>
          <table:table-cell office:value-type="string" calcext:value-type="string">
            <text:p>0.004 kg mm^2 (Relative Error = 0.099682%)</text:p>
          </table:table-cell>
          <table:table-cell office:value-type="string" calcext:value-type="string">
            <text:p>-0.001 kg mm^2 (Relative Error = 0.099682%)</text:p>
          </table:table-cell>
          <table:table-cell office:value-type="string" calcext:value-type="string">
            <text:p>2978.620 kg mm^2 (Relative Error = 0.099682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 Moments of Inertia with respect to Global(Calculated using negative integral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xx <text:s text:c="7"/></text:p>
          </table:table-cell>
          <table:table-cell office:value-type="string" calcext:value-type="string">
            <text:p>1989.590 kg mm^2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yx Iyy <text:s text:c="3"/></text:p>
          </table:table-cell>
          <table:table-cell office:value-type="string" calcext:value-type="string">
            <text:p>-0.008 kg mm^2 (Relative Error = 0.099682%)</text:p>
          </table:table-cell>
          <table:table-cell office:value-type="string" calcext:value-type="string">
            <text:p>1989.599 kg mm^2 (Relative Error = 0.099682%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zx Izy Izz</text:p>
          </table:table-cell>
          <table:table-cell office:value-type="string" calcext:value-type="string">
            <text:p>0.001 kg mm^2 (Relative Error = 0.099682%)</text:p>
          </table:table-cell>
          <table:table-cell office:value-type="string" calcext:value-type="string">
            <text:p>-0.001 kg mm^2 (Relative Error = 0.099682%)</text:p>
          </table:table-cell>
          <table:table-cell office:value-type="string" calcext:value-type="string">
            <text:p>2978.620 kg mm^2 (Relative Error = 0.099682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ipal Moments of Inertia with respect to Center of Gravit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I1:</text:p>
          </table:table-cell>
          <table:table-cell office:value-type="float" office:value="1983.016" calcext:value-type="float">
            <text:p>1983.016</text:p>
          </table:table-cell>
          <table:table-cell/>
          <table:table-cell table:formula="of:=[.C21]/1000000" office:value-type="float" office:value="0.001983016" calcext:value-type="float">
            <text:p>0.00198301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2:</text:p>
          </table:table-cell>
          <table:table-cell office:value-type="float" office:value="1983.034" calcext:value-type="float">
            <text:p>1983.034</text:p>
          </table:table-cell>
          <table:table-cell/>
          <table:table-cell table:formula="of:=[.C22]/1000000" office:value-type="float" office:value="0.001983034" calcext:value-type="float">
            <text:p>0.00198303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3:</text:p>
          </table:table-cell>
          <table:table-cell office:value-type="float" office:value="2978.62" calcext:value-type="float">
            <text:p>2978.62</text:p>
          </table:table-cell>
          <table:table-cell/>
          <table:table-cell table:formula="of:=[.C23]/1000000" office:value-type="float" office:value="0.00297862" calcext:value-type="float">
            <text:p>0.0029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tation from Global to Principa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x:</text:p>
          </table:table-cell>
          <table:table-cell office:value-type="string" calcext:value-type="string">
            <text:p>-0.00 deg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y:</text:p>
          </table:table-cell>
          <table:table-cell office:value-type="string" calcext:value-type="string">
            <text:p>-0.00 deg (Relative Error = 0.099682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z:</text:p>
          </table:table-cell>
          <table:table-cell office:value-type="float" office:value="-29.61" calcext:value-type="float">
            <text:p>-29.61</text:p>
          </table:table-cell>
          <table:table-cell office:value-type="string" calcext:value-type="string">
            <text:p>deg</text:p>
          </table:table-cell>
          <table:table-cell table:formula="of:=([.C27]/180)*PI()" office:value-type="float" office:value="-0.516791991515521" calcext:value-type="float">
            <text:p>-0.5167919915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ete</meta:initial-creator>
    <meta:creation-date>2018-10-28T11:39:45Z</meta:creation-date>
    <dc:date>2018-10-28T12:47:54.378050548</dc:date>
    <meta:editing-duration>PT33M36S</meta:editing-duration>
    <meta:editing-cycles>1</meta:editing-cycles>
    <meta:document-statistic meta:table-count="1" meta:cell-count="58" meta:object-count="0"/>
  </office:meta>
</office:document-meta>
</file>